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fo:font-weight="normal" officeooo:rsid="00057c93" officeooo:paragraph-rsid="00057c9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Arial" fo:font-style="normal" fo:font-weight="normal" officeooo:rsid="00057c93" officeooo:paragraph-rsid="0027cda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normal" style:text-underline-style="none" fo:font-weight="normal" officeooo:rsid="00136ccf" officeooo:paragraph-rsid="00136c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Arial" fo:font-style="normal" style:text-underline-style="none" fo:font-weight="normal" officeooo:rsid="00136ccf" officeooo:paragraph-rsid="0027cdaf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Arial" fo:font-style="normal" style:text-underline-style="none" fo:font-weight="normal" officeooo:rsid="003a2303" officeooo:paragraph-rsid="0025ad4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Arial" fo:font-style="normal" style:text-underline-style="none" fo:font-weight="normal" officeooo:rsid="003a105c" officeooo:paragraph-rsid="0025ad4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Arial" fo:font-style="normal" style:text-underline-style="none" fo:font-weight="normal" officeooo:rsid="00173297" officeooo:paragraph-rsid="0027cda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" fo:font-style="normal" style:text-underline-style="none" fo:font-weight="normal" officeooo:rsid="00292dca" officeooo:paragraph-rsid="00292dc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bold" officeooo:rsid="00351dc2" officeooo:paragraph-rsid="0025ad4e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Arial" fo:font-style="normal" style:text-underline-style="none" fo:font-weight="bold" officeooo:rsid="001ba0f2" officeooo:paragraph-rsid="0027cdaf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Arial" fo:font-style="normal" style:text-underline-style="none" fo:font-weight="bold" officeooo:rsid="00173297" officeooo:paragraph-rsid="0027cdaf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Arial" fo:font-style="normal" style:text-underline-style="none" fo:font-weight="bold" officeooo:rsid="00292dca" officeooo:paragraph-rsid="00292dca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Arial" fo:font-style="normal" style:text-underline-style="solid" style:text-underline-width="auto" style:text-underline-color="font-color" fo:font-weight="normal" officeooo:rsid="003a105c" officeooo:paragraph-rsid="0025ad4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font-style="normal" style:text-underline-style="solid" style:text-underline-width="auto" style:text-underline-color="font-color" fo:font-weight="normal" officeooo:rsid="003a2303" officeooo:paragraph-rsid="0025ad4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6d872" officeooo:paragraph-rsid="0016d872" style:font-weight-asian="bold" style:font-weight-complex="bold"/>
    </style:style>
    <style:style style:name="P16" style:family="paragraph" style:parent-style-name="Standard">
      <style:text-properties fo:font-weight="bold" officeooo:rsid="001aee87" officeooo:paragraph-rsid="001aee87" style:font-weight-asian="bold" style:font-weight-complex="bold"/>
    </style:style>
    <style:style style:name="P17" style:family="paragraph" style:parent-style-name="Standard">
      <style:text-properties fo:font-weight="bold" officeooo:rsid="0018b026" officeooo:paragraph-rsid="00259828" style:font-weight-asian="bold" style:font-weight-complex="bold"/>
    </style:style>
    <style:style style:name="P18" style:family="paragraph" style:parent-style-name="Standard">
      <style:text-properties fo:font-weight="bold" officeooo:rsid="0016f2d9" officeooo:paragraph-rsid="0027cdaf" style:font-weight-asian="bold" style:font-weight-complex="bold"/>
    </style:style>
    <style:style style:name="P19" style:family="paragraph" style:parent-style-name="Standard">
      <style:text-properties fo:font-weight="bold" officeooo:rsid="001c0b9c" officeooo:paragraph-rsid="0027cdaf" style:font-weight-asian="bold" style:font-weight-complex="bold"/>
    </style:style>
    <style:style style:name="P20" style:family="paragraph" style:parent-style-name="Standard">
      <style:text-properties fo:font-weight="bold" officeooo:rsid="0016a71f" officeooo:paragraph-rsid="0027cdaf" style:font-weight-asian="bold" style:font-weight-complex="bold"/>
    </style:style>
    <style:style style:name="P21" style:family="paragraph" style:parent-style-name="Standard">
      <style:text-properties fo:font-weight="bold" officeooo:rsid="0019e683" officeooo:paragraph-rsid="0027cdaf" style:font-weight-asian="bold" style:font-weight-complex="bold"/>
    </style:style>
    <style:style style:name="P22" style:family="paragraph" style:parent-style-name="Standard">
      <style:text-properties fo:font-weight="normal" officeooo:rsid="0016d872" officeooo:paragraph-rsid="0016d872" style:font-weight-asian="normal" style:font-weight-complex="normal"/>
    </style:style>
    <style:style style:name="P23" style:family="paragraph" style:parent-style-name="Standard">
      <style:text-properties fo:font-weight="normal" officeooo:rsid="001aee87" officeooo:paragraph-rsid="001aee87" style:font-weight-asian="normal" style:font-weight-complex="normal"/>
    </style:style>
    <style:style style:name="P24" style:family="paragraph" style:parent-style-name="Standard">
      <style:text-properties fo:font-weight="normal" officeooo:rsid="0023145c" officeooo:paragraph-rsid="0023145c" style:font-weight-asian="normal" style:font-weight-complex="normal"/>
    </style:style>
    <style:style style:name="P25" style:family="paragraph" style:parent-style-name="Standard">
      <style:text-properties fo:font-weight="normal" officeooo:rsid="0019e683" officeooo:paragraph-rsid="0027cdaf" style:font-weight-asian="normal" style:font-weight-complex="normal"/>
    </style:style>
    <style:style style:name="P26" style:family="paragraph" style:parent-style-name="Standard">
      <style:text-properties fo:font-weight="normal" officeooo:rsid="0016a71f" officeooo:paragraph-rsid="0027cdaf" style:font-weight-asian="normal" style:font-weight-complex="normal"/>
    </style:style>
    <style:style style:name="P27" style:family="paragraph" style:parent-style-name="Standard">
      <style:text-properties fo:font-weight="normal" officeooo:rsid="0018b556" officeooo:paragraph-rsid="0027cdaf" style:font-weight-asian="normal" style:font-weight-complex="normal"/>
    </style:style>
    <style:style style:name="P28" style:family="paragraph" style:parent-style-name="Standard">
      <style:text-properties fo:font-style="italic" fo:font-weight="normal" officeooo:rsid="001aee87" officeooo:paragraph-rsid="001aee87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normal" fo:font-weight="normal" officeooo:rsid="001aee87" officeooo:paragraph-rsid="001cd1f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050f6" officeooo:paragraph-rsid="002050f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8b026" officeooo:paragraph-rsid="0025982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852d5" officeooo:paragraph-rsid="0025ad4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0950b7" officeooo:paragraph-rsid="0027cda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officeooo:paragraph-rsid="0025ad4e"/>
    </style:style>
    <style:style style:name="P35" style:family="paragraph" style:parent-style-name="Standard">
      <style:text-properties officeooo:rsid="001671df" officeooo:paragraph-rsid="0027cdaf"/>
    </style:style>
    <style:style style:name="P36" style:family="paragraph" style:parent-style-name="Standard">
      <style:text-properties officeooo:rsid="00184937" officeooo:paragraph-rsid="0027cdaf"/>
    </style:style>
    <style:style style:name="P37" style:family="paragraph" style:parent-style-name="Standard">
      <style:text-properties style:text-underline-style="solid" style:text-underline-width="auto" style:text-underline-color="font-color" officeooo:rsid="00206f53" officeooo:paragraph-rsid="0027cdaf"/>
    </style:style>
    <style:style style:name="P38" style:family="paragraph" style:parent-style-name="Standard">
      <style:text-properties officeooo:paragraph-rsid="0027cdaf"/>
    </style:style>
    <style:style style:name="P39" style:family="paragraph" style:parent-style-name="_31__20_-_20_TÓPICO">
      <style:text-properties officeooo:rsid="002a906f" officeooo:paragraph-rsid="002a906f"/>
    </style:style>
    <style:style style:name="P40" style:family="paragraph" style:parent-style-name="_32__20_-_20_SUBTÓPICO">
      <style:text-properties officeooo:rsid="002a906f" officeooo:paragraph-rsid="002a906f"/>
    </style:style>
    <style:style style:name="P41" style:family="paragraph" style:parent-style-name="_32__20_-_20_SUBTÓPICO">
      <style:text-properties fo:font-style="italic" style:text-underline-style="none" officeooo:rsid="002a906f" officeooo:paragraph-rsid="002a906f" style:font-style-asian="italic" style:font-style-complex="italic"/>
    </style:style>
    <style:style style:name="P42" style:family="paragraph" style:parent-style-name="_32__20_-_20_SUBTÓPICO">
      <style:text-properties fo:font-style="normal" style:text-underline-style="none" officeooo:rsid="002a906f" officeooo:paragraph-rsid="002a906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f785" style:font-style-asian="italic" style:font-style-complex="italic"/>
    </style:style>
    <style:style style:name="T3" style:family="text">
      <style:text-properties officeooo:rsid="001bf785"/>
    </style:style>
    <style:style style:name="T4" style:family="text">
      <style:text-properties officeooo:rsid="00256def"/>
    </style:style>
    <style:style style:name="T5" style:family="text">
      <style:text-properties officeooo:rsid="00259828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style:text-underline-style="none" officeooo:rsid="003a105c"/>
    </style:style>
    <style:style style:name="T8" style:family="text">
      <style:text-properties style:font-name="Arial" fo:font-style="normal" style:text-underline-style="none" fo:font-weight="normal" officeooo:rsid="003a105c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3a2303" style:font-style-asian="normal" style:font-weight-asian="normal" style:font-style-complex="normal" style:font-weight-complex="normal"/>
    </style:style>
    <style:style style:name="T10" style:family="text">
      <style:text-properties style:font-name="Arial" fo:font-style="normal" style:text-underline-style="none" fo:font-weight="bold" officeooo:rsid="0027cdaf" style:font-style-asian="normal" style:font-weight-asian="bold" style:font-style-complex="normal" style:font-weight-complex="bold"/>
    </style:style>
    <style:style style:name="T11" style:family="text">
      <style:text-properties officeooo:rsid="00196c57"/>
    </style:style>
    <style:style style:name="T12" style:family="text">
      <style:text-properties officeooo:rsid="0018d6aa"/>
    </style:style>
    <style:style style:name="T13" style:family="text">
      <style:text-properties fo:font-weight="bold" officeooo:rsid="00206f53" style:font-weight-asian="bold" style:font-weight-complex="bold"/>
    </style:style>
    <style:style style:name="T14" style:family="text">
      <style:text-properties officeooo:rsid="0029f1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Tópico.</text:p>
      <text:p text:style-name="P39"/>
      <text:p text:style-name="P40">Subtópico.</text:p>
      <text:p text:style-name="P40"/>
      <text:p text:style-name="P41">Subtópico.</text:p>
      <text:p text:style-name="P42"/>
      <text:p text:style-name="P42">&gt; Conteú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fo:font-style="normal" style:text-underline-style="none" fo:font-weight="normal" officeooo:rsid="00144889" style:font-style-asian="normal" style:font-weight-asian="normal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_31__20_-_20_TÓPICO" style:display-name="1 - TÓPICO" style:family="paragraph" style:parent-style-name="Standard" style:master-page-name="">
      <style:paragraph-properties style:page-number="auto">
        <style:tab-stops/>
      </style:paragraph-properties>
      <style:text-properties style:text-line-through-style="none" style:text-line-through-type="none" style:font-name="Arial1" fo:font-family="Arial" style:font-style-name="Negrito" style:font-family-generic="swiss" style:font-pitch="variable" fo:font-weight="bold"/>
    </style:style>
    <style:style style:name="_32__20_-_20_SUBTÓPICO" style:display-name="2 - SUBTÓPICO" style:family="paragraph" style:parent-style-name="Standard">
      <style:text-properties style:font-name="Arial2" fo:font-family="Arial" style:font-style-name="Normal" style:font-family-generic="swiss" style:font-pitch="variable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1:20:47.190000000</meta:creation-date>
    <dc:date>2021-03-06T19:00:17.736000000</dc:date>
    <meta:editing-duration>PT38M36S</meta:editing-duration>
    <meta:editing-cycles>39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5" meta:character-count="38" meta:non-whitespace-character-count="37"/>
  </office:meta>
</office:document-meta>
</file>